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1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240">
            <text:p>5240</text:p>
          </table:table-cell>
          <table:table-cell table:style-name="ACE-0" office:value-type="float" office:value="243.84">
            <text:p>243.84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BoyarskayaEtal198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2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BoyarskayaEtal198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3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7.049999999999997">
            <text:p>37.05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286.27999999999997">
            <text:p>286.28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5.1009900999707893">
            <text:p>5.10099</text:p>
          </table:table-cell>
          <table:table-cell table:style-name="ACE-0" office:value-type="float" office:value="5.1009900999707893">
            <text:p>5.1009901</text:p>
          </table:table-cell>
          <table:table-cell table:style-name="ACE-0" office:value-type="string">
            <text:p>BoyarskayaEtal198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nega_Peninsula-4</text:p>
          </table:table-cell>
          <table:table-cell table:style-name="ACE-0" office:value-type="float" office:value="64.239999999999995">
            <text:p>64.24</text:p>
          </table:table-cell>
          <table:table-cell table:style-name="ACE-0" office:value-type="float" office:value="38.299999999999997">
            <text:p>38.3</text:p>
          </table:table-cell>
          <table:table-cell table:style-name="ACE-0" office:value-type="float" office:value="8265">
            <text:p>8265</text:p>
          </table:table-cell>
          <table:table-cell table:style-name="ACE-0" office:value-type="float" office:value="461.57999999999998">
            <text:p>461.5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Etal197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39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39999999999998">
            <text:p>38.44</text:p>
          </table:table-cell>
          <table:table-cell table:style-name="ACE-0" office:value-type="float" office:value="3942.9899999999998">
            <text:p>394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5">
            <text:p>10.5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38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50000000000003">
            <text:p>38.45</text:p>
          </table:table-cell>
          <table:table-cell table:style-name="ACE-0" office:value-type="float" office:value="3522.9899999999998">
            <text:p>3522.99</text:p>
          </table:table-cell>
          <table:table-cell table:style-name="ACE-0" office:value-type="float" office:value="122.59999999999999">
            <text:p>122.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40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50000000000003">
            <text:p>38.45</text:p>
          </table:table-cell>
          <table:table-cell table:style-name="ACE-0" office:value-type="float" office:value="4962.9899999999998">
            <text:p>496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41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38.469999999999999">
            <text:p>38.47</text:p>
          </table:table-cell>
          <table:table-cell table:style-name="ACE-0" office:value-type="float" office:value="2482.9899999999998">
            <text:p>2482.99</text:p>
          </table:table-cell>
          <table:table-cell table:style-name="ACE-0" office:value-type="float" office:value="128.96000000000001">
            <text:p>128.9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331500000000002">
            <text:p>5.23315</text:p>
          </table:table-cell>
          <table:table-cell table:style-name="ACE-0" office:value-type="float" office:value="4.3011626335213133">
            <text:p>4.30116</text:p>
          </table:table-cell>
          <table:table-cell table:style-name="ACE-0" office:value-type="float" office:value="4.3011626335213133">
            <text:p>4.3011626</text:p>
          </table:table-cell>
          <table:table-cell table:style-name="ACE-0" office:value-type="string">
            <text:p>RepkinaEtal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neg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437</text:p>
          </table:table-cell>
          <table:table-cell table:style-name="ACE-0" office:value-type="float" office:value="64.790000000000006">
            <text:p>64.79</text:p>
          </table:table-cell>
          <table:table-cell table:style-name="ACE-0" office:value-type="float" office:value="38.460000000000001">
            <text:p>38.46</text:p>
          </table:table-cell>
          <table:table-cell table:style-name="ACE-0" office:value-type="float" office:value="2182.9899999999998">
            <text:p>2182.99</text:p>
          </table:table-cell>
          <table:table-cell table:style-name="ACE-0" office:value-type="float" office:value="122.59999999999999">
            <text:p>122.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4.326424496336438">
            <text:p>4.32642</text:p>
          </table:table-cell>
          <table:table-cell table:style-name="ACE-0" office:value-type="float" office:value="4.326424496336438">
            <text:p>4.3264245</text:p>
          </table:table-cell>
          <table:table-cell table:style-name="ACE-0" office:value-type="string">
            <text:p>RepkinaEtal</text:p>
          </table:table-cell>
          <table:table-cell table:number-columns-repeated="240" table:style-name="ACE-0"/>
        </table:table-row>
        <table:table-row table:style-name="AROW-0" table:number-rows-repeated="29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1" gnm:cursor-row="8">
          <gnm:selection gnm:start-col="11" gnm:start-row="8" gnm:end-col="11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33:2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